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_results_parallel" table:style-name="ta1">
        <table:shapes>
          <draw:frame draw:z-index="0" draw:style-name="gr1" draw:text-style-name="P1" svg:width="6.2937in" svg:height="3.5453in" svg:x="6.0445in" svg:y="0.9933in">
            <draw:object draw:notify-on-update-of-ranges="Eval_results_parallel.A1:Eval_results_parallel.A1 Eval_results_parallel.A2:Eval_results_parallel.A20 Eval_results_parallel.B1:Eval_results_parallel.B1 Eval_results_parallel.B2:Eval_results_parallel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49in" svg:x="5.9472in" svg:y="5.0953in">
            <draw:object draw:notify-on-update-of-ranges="Eval_results_parallel.A1:Eval_results_parallel.A1 Eval_results_parallel.A2:Eval_results_parallel.A20 Eval_results_parallel.C1:Eval_results_parallel.C1 Eval_results_parallel.C2:Eval_results_parallel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. of thre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Responses per seco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7157173156738" calcext:value-type="float">
            <text:p>0.167157173156738</text:p>
          </table:table-cell>
          <table:table-cell table:formula="of:=[.A2]/[.B2]" office:value-type="float" office:value="5.98239358272905" calcext:value-type="float">
            <text:p>5.98239358272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0829992294312" calcext:value-type="float">
            <text:p>0.190829992294312</text:p>
          </table:table-cell>
          <table:table-cell table:formula="of:=[.A3]/[.B3]" office:value-type="float" office:value="10.4805328342489" calcext:value-type="float">
            <text:p>10.4805328342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0111570358276" calcext:value-type="float">
            <text:p>0.260111570358276</text:p>
          </table:table-cell>
          <table:table-cell table:formula="of:=[.A4]/[.B4]" office:value-type="float" office:value="11.5335123149955" calcext:value-type="float">
            <text:p>11.5335123149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2706232070923" calcext:value-type="float">
            <text:p>0.312706232070923</text:p>
          </table:table-cell>
          <table:table-cell table:formula="of:=[.A5]/[.B5]" office:value-type="float" office:value="12.7915583054091" calcext:value-type="float">
            <text:p>12.7915583054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8929128646851" calcext:value-type="float">
            <text:p>0.388929128646851</text:p>
          </table:table-cell>
          <table:table-cell table:formula="of:=[.A6]/[.B6]" office:value-type="float" office:value="12.8558126191161" calcext:value-type="float">
            <text:p>12.8558126191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4213800430298" calcext:value-type="float">
            <text:p>0.764213800430298</text:p>
          </table:table-cell>
          <table:table-cell table:formula="of:=[.A7]/[.B7]" office:value-type="float" office:value="13.0853433873733" calcext:value-type="float">
            <text:p>13.0853433873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0322918891907" calcext:value-type="float">
            <text:p>1.20322918891907</text:p>
          </table:table-cell>
          <table:table-cell table:formula="of:=[.A8]/[.B8]" office:value-type="float" office:value="12.4664528903886" calcext:value-type="float">
            <text:p>12.4664528903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4894351959229" calcext:value-type="float">
            <text:p>1.54894351959229</text:p>
          </table:table-cell>
          <table:table-cell table:formula="of:=[.A9]/[.B9]" office:value-type="float" office:value="12.9120266472108" calcext:value-type="float">
            <text:p>12.9120266472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0478172302246" calcext:value-type="float">
            <text:p>2.00478172302246</text:p>
          </table:table-cell>
          <table:table-cell table:formula="of:=[.A10]/[.B10]" office:value-type="float" office:value="12.4701855134181" calcext:value-type="float">
            <text:p>12.4701855134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856363296509" calcext:value-type="float">
            <text:p>2.13856363296509</text:p>
          </table:table-cell>
          <table:table-cell table:formula="of:=[.A11]/[.B11]" office:value-type="float" office:value="14.0281072480436" calcext:value-type="float">
            <text:p>14.02810724804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59303021430969" calcext:value-type="float">
            <text:p>2.59303021430969</text:p>
          </table:table-cell>
          <table:table-cell table:formula="of:=[.A12]/[.B12]" office:value-type="float" office:value="13.4977216257843" calcext:value-type="float">
            <text:p>13.4977216257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6406927108765" calcext:value-type="float">
            <text:p>3.06406927108765</text:p>
          </table:table-cell>
          <table:table-cell table:formula="of:=[.A13]/[.B13]" office:value-type="float" office:value="13.0545351495272" calcext:value-type="float">
            <text:p>13.05453514952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39848852157593" calcext:value-type="float">
            <text:p>3.39848852157593</text:p>
          </table:table-cell>
          <table:table-cell table:formula="of:=[.A14]/[.B14]" office:value-type="float" office:value="13.2411805172533" calcext:value-type="float">
            <text:p>13.2411805172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0502104759216" calcext:value-type="float">
            <text:p>3.80502104759216</text:p>
          </table:table-cell>
          <table:table-cell table:formula="of:=[.A15]/[.B15]" office:value-type="float" office:value="13.1405317801436" calcext:value-type="float">
            <text:p>13.14053178014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9164834022522" calcext:value-type="float">
            <text:p>4.09164834022522</text:p>
          </table:table-cell>
          <table:table-cell table:formula="of:=[.A16]/[.B16]" office:value-type="float" office:value="13.4420153998309" calcext:value-type="float">
            <text:p>13.4420153998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52693819999695" calcext:value-type="float">
            <text:p>4.52693819999695</text:p>
          </table:table-cell>
          <table:table-cell table:formula="of:=[.A17]/[.B17]" office:value-type="float" office:value="13.253991406386" calcext:value-type="float">
            <text:p>13.2539914063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4318313598633" calcext:value-type="float">
            <text:p>4.74318313598633</text:p>
          </table:table-cell>
          <table:table-cell table:formula="of:=[.A18]/[.B18]" office:value-type="float" office:value="13.7038773617758" calcext:value-type="float">
            <text:p>13.70387736177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35902285575867" calcext:value-type="float">
            <text:p>5.35902285575867</text:p>
          </table:table-cell>
          <table:table-cell table:formula="of:=[.A19]/[.B19]" office:value-type="float" office:value="13.062082749802" calcext:value-type="float">
            <text:p>13.0620827498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0014700889587" calcext:value-type="float">
            <text:p>5.60014700889587</text:p>
          </table:table-cell>
          <table:table-cell table:formula="of:=[.A20]/[.B20]" office:value-type="float" office:value="13.3925055683113" calcext:value-type="float">
            <text:p>13.39250556831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ickly reaches saturation supports around 13 requests per seco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6T20:32:25.399649565</dc:date>
    <meta:editing-duration>PT7M</meta:editing-duration>
    <meta:editing-cycles>1</meta:editing-cycles>
    <meta:document-statistic meta:table-count="1" meta:cell-count="61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2.341cm" svg:y="4.204cm" style:legend-expansion="high" chart:style-name="ch2"/>
        <chart:plot-area chart:style-name="ch3" table:cell-range-address="Eval_results_parallel.A1:Eval_results_parallel.B20" chart:data-source-has-labels="row" svg:x="0.319cm" svg:y="0.18cm" svg:width="11.703cm" svg:height="8.646cm">
          <chartooo:coordinate-region svg:x="0.755cm" svg:y="0.38cm" svg:width="11.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al_results_parallel.B2:Eval_results_parallel.B20" chart:label-cell-address="Eval_results_parallel.B1:Eval_results_parallel.B1" chart:class="chart:scatter">
            <chart:domain table:cell-range-address="Eval_results_parallel.A2:Eval_results_parallel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 time</text:p>
                <draw:g>
                  <svg:desc>Eval_results_parallel.B1:Eval_results_parall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al_results_parallel.A2:Eval_results_parallel.A20</svg:desc>
                </draw:g>
              </table:table-cell>
              <table:table-cell office:value-type="float" office:value="0.167157173156738">
                <text:p>0.167157173156738</text:p>
                <draw:g>
                  <svg:desc>Eval_results_parallel.B2:Eval_results_parallel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0829992294312">
                <text:p>0.190829992294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60111570358276">
                <text:p>0.260111570358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12706232070923">
                <text:p>0.312706232070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88929128646851">
                <text:p>0.388929128646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64213800430298">
                <text:p>0.764213800430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.20322918891907">
                <text:p>1.20322918891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.54894351959229">
                <text:p>1.5489435195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.00478172302246">
                <text:p>2.00478172302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.13856363296509">
                <text:p>2.1385636329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.59303021430969">
                <text:p>2.59303021430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.06406927108765">
                <text:p>3.06406927108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3.39848852157593">
                <text:p>3.39848852157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.80502104759216">
                <text:p>3.80502104759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4.09164834022522">
                <text:p>4.0916483402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4.52693819999695">
                <text:p>4.52693819999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4.74318313598633">
                <text:p>4.74318313598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5.35902285575867">
                <text:p>5.35902285575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5.60014700889587">
                <text:p>5.60014700889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1.124cm" svg:y="4.203cm" style:legend-expansion="high" chart:style-name="ch2"/>
        <chart:plot-area chart:style-name="ch3" table:cell-range-address="Eval_results_parallel.A1:Eval_results_parallel.A20 Eval_results_parallel.C1:Eval_results_parallel.C20" chart:data-source-has-labels="row" svg:x="0.319cm" svg:y="0.18cm" svg:width="10.486cm" svg:height="8.645cm">
          <chartooo:coordinate-region svg:x="0.755cm" svg:y="0.379cm" svg:width="9.6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al_results_parallel.C2:Eval_results_parallel.C20" chart:label-cell-address="Eval_results_parallel.C1:Eval_results_parallel.C1" chart:class="chart:scatter">
            <chart:domain table:cell-range-address="Eval_results_parallel.A2:Eval_results_parallel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s per second</text:p>
                <draw:g>
                  <svg:desc>Eval_results_parallel.C1:Eval_results_paralle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al_results_parallel.A2:Eval_results_parallel.A20</svg:desc>
                </draw:g>
              </table:table-cell>
              <table:table-cell office:value-type="float" office:value="5.98239358272905">
                <text:p>5.98239358272905</text:p>
                <draw:g>
                  <svg:desc>Eval_results_parallel.C2:Eval_results_parallel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805328342489">
                <text:p>10.4805328342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5335123149955">
                <text:p>11.5335123149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7915583054091">
                <text:p>12.791558305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8558126191161">
                <text:p>12.8558126191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.0853433873733">
                <text:p>13.085343387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.4664528903886">
                <text:p>12.4664528903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.9120266472108">
                <text:p>12.9120266472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2.4701855134181">
                <text:p>12.4701855134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4.0281072480436">
                <text:p>14.028107248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3.4977216257843">
                <text:p>13.4977216257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3.0545351495272">
                <text:p>13.0545351495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3.2411805172533">
                <text:p>13.2411805172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1405317801436">
                <text:p>13.1405317801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13.4420153998309">
                <text:p>13.4420153998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3.253991406386">
                <text:p>13.253991406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13.7038773617758">
                <text:p>13.7038773617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13.062082749802">
                <text:p>13.062082749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13.3925055683113">
                <text:p>13.3925055683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